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6881" officeooo:paragraph-rsid="001d6881"/>
    </style:style>
    <style:style style:name="P2" style:family="paragraph" style:parent-style-name="Standard">
      <style:text-properties fo:font-weight="normal" officeooo:rsid="001d6881" officeooo:paragraph-rsid="001d6881" style:font-weight-asian="normal" style:font-weight-complex="normal"/>
    </style:style>
    <style:style style:name="P3" style:family="paragraph" style:parent-style-name="Standard">
      <style:text-properties fo:font-weight="normal" officeooo:paragraph-rsid="001d6881"/>
    </style:style>
    <style:style style:name="P4" style:family="paragraph" style:parent-style-name="Standard">
      <style:paragraph-properties style:line-height-at-least="0.198in"/>
      <style:text-properties fo:color="#f8f8f2" style:font-name="Consolas" fo:font-size="10.5pt" fo:font-weight="normal" fo:background-color="#272822"/>
    </style:style>
    <style:style style:name="P5" style:family="paragraph" style:parent-style-name="Standard">
      <style:text-properties fo:color="#f8f8f2" style:font-name="Consolas" fo:font-size="10.5pt" fo:font-weight="normal" officeooo:rsid="001d6881" officeooo:paragraph-rsid="001d6881" fo:background-color="#272822" style:font-weight-asian="bold" style:font-weight-complex="bold"/>
    </style:style>
    <style:style style:name="P6" style:family="paragraph" style:parent-style-name="Standard">
      <style:text-properties fo:font-weight="bold" officeooo:rsid="001d6881" officeooo:paragraph-rsid="001d688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92672"/>
    </style:style>
    <style:style style:name="T3" style:family="text">
      <style:text-properties fo:color="#e6db74"/>
    </style:style>
    <style:style style:name="T4" style:family="text">
      <style:text-properties fo:color="#e6db74" style:font-name="Consolas" fo:font-size="10.5pt" fo:background-color="#272822" loext:char-shading-value="0"/>
    </style:style>
    <style:style style:name="T5" style:family="text">
      <style:text-properties fo:color="#66d9ef"/>
    </style:style>
    <style:style style:name="T6" style:family="text">
      <style:text-properties fo:color="#66d9ef" fo:font-style="italic"/>
    </style:style>
    <style:style style:name="T7" style:family="text">
      <style:text-properties fo:color="#a6e22e"/>
    </style:style>
    <style:style style:name="T8" style:family="text">
      <style:text-properties fo:color="#a6e22e" style:text-underline-style="solid" style:text-underline-width="auto" style:text-underline-color="font-color"/>
    </style:style>
    <style:style style:name="T9" style:family="text">
      <style:text-properties fo:color="#a6e22e" fo:font-style="italic" style:text-underline-style="solid" style:text-underline-width="auto" style:text-underline-color="font-color"/>
    </style:style>
    <style:style style:name="T10" style:family="text">
      <style:text-properties fo:color="#fd971f" fo:font-style="italic"/>
    </style:style>
    <style:style style:name="T11" style:family="text">
      <style:text-properties fo:color="#ae81ff"/>
    </style:style>
    <style:style style:name="T12" style:family="text">
      <style:text-properties officeooo:rsid="001d688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ạo pipe hiển thị summary trong angular.</text:p>
      <text:p text:style-name="P1">1. Trong thư mục app tạo mới file <text:span text:style-name="T1">summary.pipe.ts.</text:span></text:p>
      <text:p text:style-name="P2">2. Phần code bên trong như sau:</text:p>
      <text:p text:style-name="P5"><text:span text:style-name="T2">import</text:span> { Pipe, PipeTransform} <text:span text:style-name="T2">from</text:span> <text:span text:style-name="T3">'@angular/core'</text:span></text:p>
      <text:p text:style-name="P4">@<text:span text:style-name="T6">Pipe</text:span>({</text:p>
      <text:p text:style-name="P4">name: <text:span text:style-name="T3">'summary'</text:span></text:p>
      <text:p text:style-name="P4">})</text:p>
      <text:p text:style-name="P4"><text:span text:style-name="T2">export</text:span> <text:span text:style-name="T6">class</text:span> <text:span text:style-name="T8">SummaryPipe</text:span> <text:span text:style-name="T2">implements</text:span> <text:span text:style-name="T9">PipeTransform</text:span>{</text:p>
      <text:p text:style-name="P4"><text:span text:style-name="T7">transform</text:span>(<text:span text:style-name="T10">value</text:span><text:span text:style-name="T2">:</text:span> <text:span text:style-name="T6">string</text:span>, <text:span text:style-name="T10">limit</text:span><text:span text:style-name="T2">?:</text:span> <text:span text:style-name="T6">number</text:span>){</text:p>
      <text:p text:style-name="P4"><text:span text:style-name="T2">if</text:span>(<text:span text:style-name="T2">!</text:span>value)</text:p>
      <text:p text:style-name="P4"><text:span text:style-name="T2">return</text:span> <text:span text:style-name="T11">null</text:span>;</text:p>
      <text:p text:style-name="P4"><text:span text:style-name="T6">let</text:span> actualLimit <text:span text:style-name="T2">=</text:span> (limit) <text:span text:style-name="T2">?</text:span> limit <text:span text:style-name="T2">:</text:span> <text:span text:style-name="T11">50</text:span>;</text:p>
      <text:p text:style-name="P4"><text:span text:style-name="T2">return</text:span> value.<text:span text:style-name="T5">substr</text:span>(<text:span text:style-name="T11">0</text:span>,actualLimit) <text:span text:style-name="T2">+</text:span> <text:span text:style-name="T3">'...'</text:span></text:p>
      <text:p text:style-name="P4">}</text:p>
      <text:p text:style-name="P4">}</text:p>
      <text:p text:style-name="P6"/>
      <text:p text:style-name="P2">3. Trong file app.module.ts ta khai báo class <text:s/><text:span text:style-name="T1">SummaryPipe <text:s/></text:span>vào trong @NgModule({}).</text:p>
      <text:p text:style-name="P3"><text:span text:style-name="T12">4. Ta gọi ra sử dụng như sau: </text:span><text:span text:style-name="T4">{{ text |summary }}</text:span></text:p>
      <text:p text:style-name="P2"/>
      <text:p text:style-name="P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09:18:32.942000000</meta:creation-date>
    <dc:date>2018-06-26T09:43:59.269000000</dc:date>
    <meta:editing-duration>PT25M25S</meta:editing-duration>
    <meta:editing-cycles>4</meta:editing-cycles>
    <meta:generator>LibreOffice/6.0.4.2$Windows_X86_64 LibreOffice_project/9b0d9b32d5dcda91d2f1a96dc04c645c450872bf</meta:generator>
    <meta:document-statistic meta:table-count="0" meta:image-count="0" meta:object-count="0" meta:page-count="1" meta:paragraph-count="17" meta:word-count="83" meta:character-count="524" meta:non-whitespace-character-count="456"/>
  </office:meta>
</office:document-meta>
</file>